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a149d"/>
    </style:style>
    <style:style style:name="T1" style:family="text">
      <style:text-properties officeooo:rsid="001a149d"/>
    </style:style>
    <style:style style:name="T2" style:family="text">
      <style:text-properties officeooo:rsid="001a7964"/>
    </style:style>
    <style:style style:name="T3" style:family="text">
      <style:text-properties officeooo:rsid="001b38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yhmätyö ohjelmistokehityksessä – <text:span text:style-name="T1">Referointi</text:span></text:p>
      <text:p text:style-name="Text_20_body"/>
      <text:p text:style-name="P1"><text:span text:style-name="T1">Tutkielmassa analysoidaan ryhmötyön merkytystä, tapoja ja ehdotuksia ohjelmistokehitykseen liittyen. Tutkielmassa tarkastellaan kahta eri ohjelmistotuotannon prosessimallia, Extreme Programmingia ja Scrumia. Extreme Programminin (XP:n ) yksi pääidea on ryhmätyön kannalta on pariohjelmointi. Pariohjelmoitni tarkoittaa, että kaksi ihmistä (ajaja ja navigoija) ohjelmoivat yhdessä niin, että ajaja kirjoittaa koodia ja navigoija kertoo, mitä kirjoitetaan. Tämän hyöty on esimerkiksi ognelmanratkaisun nopeutuminen, koodin laadun parantuminen, sekä yhteinen oppiminen. Scrumissa </text:span><text:span text:style-name="T2">taas</text:span><text:span text:style-name="T1"> yksi </text:span><text:span text:style-name="T2">pääidea on muodostaa tiimejä, jotka ohjelmoivat eri toiminnallisuuksia “sprinteissä”. Tämä tarkoittaa, että jokaisen tiimin sisältä tulisi löytyä tarvittava osaaminen kaiken kehityksen tekemiseen (arkkitehtuuri, testailu, luokat ja metodit). Scrumiin kuuluu päivittäisiä ja viikoittaisia palaverejä, joissa keskustellaan etenemisestä ja mahdollisista esteistä. </text:span></text:p>
      <text:p text:style-name="P1"><text:tab/><text:span text:style-name="T2">Tutkielmassa tuodaan esille eri persoonallisuuksia ja niiden vaikutuksia ryhmätyöhön. Myers_Briggsin tyyppi-indikaattori on yksi tapa tarkastella eri ihmisiä ja heidän luonteenpiirteitään. Tyyppejä on yhteensä 16 riippuen siitä, mikä kombo indikaattoreita kullekkin ihmiselle sopii. Indikaattorit ovat Ekstrovertti vs. Introvertti, Tosiasiallinen vs. Intuitiivinen, Ajatteleva vs. Tunteva ja Järjestelmällinen vs. Spontaani. Näistä persoonallisuudenpiirteistä </text:span><text:span text:style-name="T3">monia</text:span><text:span text:style-name="T2"> on mahdollista hyödyntää </text:span><text:span text:style-name="T3">eri ohjemistotuotantoprosessin vaiheissa. Ryhmätyötaitoja on mahdollista harjoitella, ja niitä tulisi sisälyttää opintoihin esimerkiksi ryhmätöiden muodossa</text:span></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9:31:14.933521069</meta:creation-date>
    <dc:date>2023-12-18T19:58:01.343853334</dc:date>
    <meta:editing-duration>PT3M36S</meta:editing-duration>
    <meta:editing-cycles>1</meta:editing-cycles>
    <meta:document-statistic meta:table-count="0" meta:image-count="0" meta:object-count="0" meta:page-count="1" meta:paragraph-count="4" meta:word-count="175" meta:character-count="1641" meta:non-whitespace-character-count="1465"/>
    <meta:generator>LibreOffice/7.3.7.2$Linux_X86_64 LibreOffice_project/30$Build-2</meta:generator>
  </office:meta>
</office:document-meta>
</file>